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95bf" officeooo:paragraph-rsid="001195bf"/>
    </style:style>
    <style:style style:name="P2" style:family="paragraph" style:parent-style-name="Standard" style:list-style-name="L1">
      <style:text-properties fo:font-weight="normal" officeooo:rsid="001195bf" officeooo:paragraph-rsid="001195bf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3604d" officeooo:paragraph-rsid="0013604d" style:font-weight-asian="normal" style:font-weight-complex="normal"/>
    </style:style>
    <style:style style:name="P4" style:family="paragraph" style:parent-style-name="Header">
      <style:text-properties fo:font-weight="bold" officeooo:rsid="0013604d" officeooo:paragraph-rsid="0013604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604d" style:font-weight-asian="bold" style:font-weight-complex="bold"/>
    </style:style>
    <style:style style:name="T3" style:family="text">
      <style:text-properties officeooo:rsid="001360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349057" text:style-name="L1">
        <text:list-item>
          <text:p text:style-name="P1">Which of rthe following is a group of internal livestock parasites? <text:span text:style-name="T1">Threadworms, lungworms,roundworms.</text:span></text:p>
        </text:list-item>
        <text:list-item>
          <text:p text:style-name="P2">Which one of the following is not an internal parasite? <text:span text:style-name="T1">Flea</text:span></text:p>
        </text:list-item>
        <text:list-item>
          <text:p text:style-name="P2">Drenching is a method of controlling livestock parasites. Which of the following parasites will not be controlled through drenching? <text:span text:style-name="T1">Ticks</text:span></text:p>
        </text:list-item>
        <text:list-item>
          <text:p text:style-name="P2">Which one of the following methods is effective in controlling fleas? <text:span text:style-name="T1">Dusting the animals with chemicals.</text:span></text:p>
        </text:list-item>
        <text:list-item>
          <text:p text:style-name="P2">Which one of the following statements is not <text:span text:style-name="T3">corrrect about external parasites? </text:span><text:span text:style-name="T2">They live inside the body of animals.</text:span></text:p>
        </text:list-item>
        <text:list-item>
          <text:p text:style-name="P3">Which one of the following statements is not an effect of ticks on livestock? <text:span text:style-name="T1">They are found on the body of the animal</text:span>.</text:p>
        </text:list-item>
        <text:list-item>
          <text:p text:style-name="P3">Which one of the following is not a sign of an animal infested with parasites? <text:span text:style-name="T1">Rough hair</text:span></text:p>
        </text:list-item>
        <text:list-item>
          <text:p text:style-name="P3">Hookworm are normally found in <text:span text:style-name="T1">sheep and goats.</text:span></text:p>
        </text:list-item>
        <text:list-item>
          <text:p text:style-name="P3"><text:s/><text:span text:style-name="T1">Earthworm </text:span>is not <text:s/>a human intestinal worm.</text:p>
        </text:list-item>
        <text:list-item>
          <text:p text:style-name="P3">Which one of the following does not affect livestock? <text:span text:style-name="T1">Cutw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3604d" officeooo:paragraph-rsid="0013604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IMARY SCI PG 77-78(1-1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7:31:33.962606708</meta:creation-date>
    <dc:date>2020-05-26T17:50:37.615416976</dc:date>
    <meta:editing-duration>PT8M53S</meta:editing-duration>
    <meta:editing-cycles>1</meta:editing-cycles>
    <meta:document-statistic meta:table-count="0" meta:image-count="0" meta:object-count="0" meta:page-count="1" meta:paragraph-count="11" meta:word-count="158" meta:character-count="929" meta:non-whitespace-character-count="790"/>
    <meta:generator>LibreOffice/6.0.7.3$Linux_X86_64 LibreOffice_project/00m0$Build-3</meta:generator>
  </office:meta>
</office:document-meta>
</file>